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1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number-columns-repeated="967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45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### Sequence Anthem: _Wade in the Water_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5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0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1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50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510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9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36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9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85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8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64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54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3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655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5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7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43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9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9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4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7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1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11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6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8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3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83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table:style-name="ce12"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8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72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69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6-08">00/00/0000</text:date></text:span><text:span text:style-name="MT1">, </text:span><text:span text:style-name="MT1"><text:time style:data-style-name="N2" text:time-value="16:02:59.05006777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6-08T16:04:37.516696664</dc:date>
    <meta:generator>LibreOffice/6.4.7.2$Linux_X86_64 LibreOffice_project/40$Build-2</meta:generator>
    <meta:editing-duration>P5DT14M58S</meta:editing-duration>
    <meta:editing-cycles>418</meta:editing-cycles>
    <meta:document-statistic meta:table-count="4" meta:cell-count="18273" meta:object-count="0"/>
    <meta:user-defined meta:name="AppVersion">16.0300</meta:user-defined>
  </office:meta>
</office:document-meta>
</file>